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rsid="00033145" officeooo:paragraph-rsid="00033145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033145"/>
    </style:style>
    <style:style style:name="T1" style:family="text">
      <style:text-properties officeooo:rsid="00033145"/>
    </style:style>
    <style:style style:name="T2" style:family="text">
      <style:text-properties fo:color="#f8f8f2" loext:opacity="100%" fo:background-color="#282a3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ina de pizzaria com a temática de heróis</text:p>
      <text:p text:style-name="P1"/>
      <text:p text:style-name="P1">O logotipo será um herói</text:p>
      <text:p text:style-name="P1"/>
      <text:p text:style-name="P1">Menu </text:p>
      <text:p text:style-name="P1">Produto(pizza, esfirra, bebidas) </text:p>
      <text:p text:style-name="P1">Contato (da pizzaria)</text:p>
      <text:p text:style-name="P1">Cadastro(Cadastro de cliente)</text:p>
      <text:p text:style-name="P1"/>
      <text:p text:style-name="P2"><text:span text:style-name="T1">Rodapé(</text:span></text:p>
      <text:p text:style-name="P2">Contato: <text:a xlink:type="simple" xlink:href="mailto:exemplo@teste.com.br" text:style-name="Internet_20_link" text:visited-style-name="Visited_20_Internet_20_Link"><text:span text:style-name="T1">exemplo</text:span>@teste.com.br</text:a></text:p>
      <text:p text:style-name="Standard">&amp;copy: 2024-<text:span text:style-name="T1">Herois</text:span>, Todos os Direitos Reservados.</text:p>
      <text:p text:style-name="P2"><text:span text:style-name="T1">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10:52:45.914000000</meta:creation-date>
    <dc:date>2024-02-03T11:31:18.760000000</dc:date>
    <meta:editing-duration>PT38M34S</meta:editing-duration>
    <meta:editing-cycles>1</meta:editing-cycles>
    <meta:document-statistic meta:table-count="0" meta:image-count="0" meta:object-count="0" meta:page-count="1" meta:paragraph-count="10" meta:word-count="33" meta:character-count="241" meta:non-whitespace-character-count="216"/>
    <meta:generator>LibreOffice/7.6.1.2$Windows_X86_64 LibreOffice_project/f5defcebd022c5bc36bbb79be232cb6926d8f674</meta:generator>
  </office:meta>
</office:document-meta>
</file>